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1489cf"/>
    </style:style>
    <style:style style:name="P2" style:family="paragraph" style:parent-style-name="Heading_20_3">
      <style:text-properties officeooo:paragraph-rsid="001489cf"/>
    </style:style>
    <style:style style:name="P3" style:family="paragraph" style:parent-style-name="Text_20_body">
      <style:text-properties officeooo:paragraph-rsid="001489cf"/>
    </style:style>
    <style:style style:name="P4" style:family="paragraph" style:parent-style-name="Horizontal_20_Line">
      <style:text-properties style:font-name="Ari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paragraph-properties fo:margin-top="0cm" fo:margin-bottom="0.499cm" style:contextual-spacing="false" fo:break-before="page"/>
    </style:style>
    <style:style style:name="P9" style:family="paragraph" style:parent-style-name="Text_20_body" style:list-style-name="L1">
      <style:text-properties officeooo:paragraph-rsid="001489cf"/>
    </style:style>
    <style:style style:name="P10" style:family="paragraph" style:parent-style-name="Text_20_body" style:list-style-name="L2">
      <style:text-properties style:font-name="Arial"/>
    </style:style>
    <style:style style:name="P11" style:family="paragraph" style:parent-style-name="Text_20_body" style:list-style-name="L3">
      <style:text-properties style:font-name="Arial"/>
    </style:style>
    <style:style style:name="P12" style:family="paragraph" style:parent-style-name="Text_20_body" style:list-style-name="L5">
      <style:text-properties style:font-name="Arial"/>
    </style:style>
    <style:style style:name="P13" style:family="paragraph" style:parent-style-name="Text_20_body" style:list-style-name="L6">
      <style:text-properties style:font-name="Arial"/>
    </style:style>
    <style:style style:name="P14" style:family="paragraph" style:parent-style-name="Text_20_body" style:list-style-name="L7">
      <style:text-properties style:font-name="Arial" officeooo:paragraph-rsid="001489cf"/>
    </style:style>
    <style:style style:name="P15" style:family="paragraph" style:parent-style-name="Text_20_body" style:list-style-name="L7">
      <style:text-properties style:font-name="Arial" officeooo:rsid="001489cf" officeooo:paragraph-rsid="001489cf"/>
    </style:style>
    <style:style style:name="P16" style:family="paragraph" style:parent-style-name="Text_20_body" style:list-style-name="L4"/>
    <style:style style:name="P17" style:family="paragraph" style:parent-style-name="Text_20_body" style:list-style-name="L8"/>
    <style:style style:name="T1" style:family="text">
      <style:text-properties style:font-name="Arial"/>
    </style:style>
    <style:style style:name="T2" style:family="text">
      <style:text-properties officeooo:rsid="001489c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eo4j</text:h>
      <text:h text:style-name="Heading_20_1" text:outline-level="1">1. Introducción</text:h>
      <text:p text:style-name="Text_20_body"><text:span text:style-name="T1">Neo4j es una base de datos orientada a grafos diseñada para almacenar, consultar y analizar datos altamente conectados. A diferencia de las bases de datos relacionales tradicionales, Neo4j se centra en las </text:span><text:span text:style-name="Strong_20_Emphasis"><text:span text:style-name="T1">relaciones</text:span></text:span><text:span text:style-name="T1"> entre los datos como ciudadanos de primera clase, lo que permite modelar problemas complejos del mundo real de manera más natural y eficiente.</text:span></text:p>
      <text:p text:style-name="Text_20_body"><text:span text:style-name="T1">Neo4j es una base de datos </text:span><text:span text:style-name="Strong_20_Emphasis"><text:span text:style-name="T1">NoSQL</text:span></text:span><text:span text:style-name="T1">, transaccional (ACID), altamente escalable y optimizada para consultas de grafos profundas y complejas.</text:span></text:p>
      <text:p text:style-name="P4"/>
      <text:h text:style-name="Heading_20_1" text:outline-level="1">2. Fundamentos Teóricos</text:h>
      <text:h text:style-name="Heading_20_2" text:outline-level="2">2.1 ¿Qué es un grafo?</text:h>
      <text:p text:style-name="P3"><text:span text:style-name="T1">Un </text:span><text:span text:style-name="Strong_20_Emphasis"><text:span text:style-name="T1">grafo</text:span></text:span><text:span text:style-name="T1"> es una estructura matemática compuesta por:</text:span></text:p>
      <text:list text:style-name="L1">
        <text:list-item>
          <text:p text:style-name="P9"><text:span text:style-name="Strong_20_Emphasis"><text:span text:style-name="T1">Nodos:</text:span></text:span><text:span text:style-name="T1"> representan entidades (personas, productos, cuentas, lugares, etc.)</text:span></text:p>
        </text:list-item>
        <text:list-item>
          <text:p text:style-name="P9"><text:span text:style-name="Strong_20_Emphasis"><text:span text:style-name="T1">Relaciones:</text:span></text:span><text:span text:style-name="T1"> conexiones entre nodos, siempre dirigidas y con significado</text:span></text:p>
        </text:list-item>
        <text:list-item>
          <text:p text:style-name="P9"><text:span text:style-name="Strong_20_Emphasis"><text:span text:style-name="T1">Propiedades:</text:span></text:span><text:span text:style-name="T1"> pares clave-valor asociados a nodos y relaciones</text:span></text:p>
        </text:list-item>
      </text:list>
      <text:p text:style-name="P5">Ejemplo:</text:p>
      <text:list text:style-name="L2">
        <text:list-item>
          <text:p text:style-name="P10">Nodo: Persona {nombre: "Ana"}</text:p>
        </text:list-item>
        <text:list-item>
          <text:p text:style-name="P10">Relación: (Ana)-[:AMIGO_DE]-&gt;(Carlos)</text:p>
        </text:list-item>
      </text:list>
      <text:h text:style-name="Heading_20_2" text:outline-level="2">2.3 Lenguaje de Consulta: Cypher</text:h>
      <text:p text:style-name="P5">Cypher es el lenguaje declarativo de Neo4j, inspirado en SQL pero optimizado para grafos.</text:p>
      <text:p text:style-name="P5">Ejemplo básico:</text:p>
      <text:p text:style-name="Preformatted_20_Text"><text:span text:style-name="Source_20_Text"><text:span text:style-name="T1">MATCH (p:Persona)-[:AMIGO_DE]-&gt;(a:Persona)</text:span></text:span></text:p>
      <text:p text:style-name="P6"><text:span text:style-name="Source_20_Text"><text:span text:style-name="T1">RETURN p, a</text:span></text:span></text:p>
      <text:p text:style-name="P5">Cypher permite:</text:p>
      <text:list text:style-name="L3">
        <text:list-item>
          <text:p text:style-name="P11"><text:soft-page-break/>Búsqueda por patrones</text:p>
        </text:list-item>
        <text:list-item>
          <text:p text:style-name="P11">Recorridos de grafos</text:p>
        </text:list-item>
        <text:list-item>
          <text:p text:style-name="P11">Agregaciones</text:p>
        </text:list-item>
        <text:list-item>
          <text:p text:style-name="P11">Operaciones CRUD</text:p>
        </text:list-item>
      </text:list>
      <text:h text:style-name="Heading_20_2" text:outline-level="2">2.4 Arquitectura Interna</text:h>
      <text:p text:style-name="P5">Neo4j está optimizado para:</text:p>
      <text:list text:style-name="L4">
        <text:list-item>
          <text:p text:style-name="P16"><text:span text:style-name="Strong_20_Emphasis"><text:span text:style-name="T1">Index-Free Adjacency:</text:span></text:span><text:span text:style-name="T1"> acceso directo a nodos relacionados sin índices intermedios</text:span></text:p>
        </text:list-item>
        <text:list-item>
          <text:p text:style-name="P16"><text:span text:style-name="Strong_20_Emphasis"><text:span text:style-name="T1">Almacenamiento nativo de grafos</text:span></text:span></text:p>
        </text:list-item>
        <text:list-item>
          <text:p text:style-name="P16"><text:span text:style-name="Strong_20_Emphasis"><text:span text:style-name="T1">Motor transaccional ACID</text:span></text:span></text:p>
        </text:list-item>
      </text:list>
      <text:p text:style-name="P5">Esto hace que las consultas sobre relaciones sean extremadamente rápidas incluso con millones o billones de nodos.</text:p>
      <text:p text:style-name="P4"/>
      <text:h text:style-name="Heading_20_1" text:outline-level="1">3. Utilidad de Neo4j</text:h>
      <text:h text:style-name="Heading_20_2" text:outline-level="2">3.1 ¿Cuándo usar Neo4j?</text:h>
      <text:p text:style-name="P5">Neo4j es especialmente útil cuando:</text:p>
      <text:list text:style-name="L5">
        <text:list-item>
          <text:p text:style-name="P12">Los datos están altamente interconectados</text:p>
        </text:list-item>
        <text:list-item>
          <text:p text:style-name="P12">Las relaciones son tan importantes como los datos</text:p>
        </text:list-item>
        <text:list-item>
          <text:p text:style-name="P12">Se requieren consultas complejas de múltiples saltos</text:p>
        </text:list-item>
        <text:list-item>
          <text:p text:style-name="P12">Se necesita rendimiento en tiempo real</text:p>
        </text:list-item>
      </text:list>
      <text:h text:style-name="Heading_20_2" text:outline-level="2">3.2 Ventajas Principales</text:h>
      <text:list text:style-name="L6">
        <text:list-item>
          <text:p text:style-name="P13">Modelado intuitivo de datos complejos</text:p>
        </text:list-item>
        <text:list-item>
          <text:p text:style-name="P13">Alto rendimiento en consultas relacionales profundas</text:p>
        </text:list-item>
        <text:list-item>
          <text:p text:style-name="P13">Escalabilidad horizontal y vertical</text:p>
        </text:list-item>
        <text:list-item>
          <text:p text:style-name="P13"><text:soft-page-break/>Soporte para análisis avanzado de grafos</text:p>
        </text:list-item>
      </text:list>
      <text:h text:style-name="Heading_20_1" text:outline-level="1">4. Casos de Uso</text:h>
      <text:list text:style-name="L7">
        <text:list-item>
          <text:p text:style-name="P15">Redes sociales</text:p>
          <text:list>
            <text:list-item>
              <text:p text:style-name="P14">"Personas que conocen a alguien que conozco"</text:p>
            </text:list-item>
          </text:list>
        </text:list-item>
        <text:list-item>
          <text:p text:style-name="P15">Sistemas de recomendaciones</text:p>
          <text:list>
            <text:list-item>
              <text:p text:style-name="P14">"Usuarios que compraron este producto también compraron…"<text:tab/></text:p>
            </text:list-item>
          </text:list>
        </text:list-item>
        <text:list-item>
          <text:p text:style-name="P15">Detección de fraude</text:p>
          <text:list>
            <text:list-item>
              <text:p text:style-name="P15">Cuentas compartidas</text:p>
            </text:list-item>
            <text:list-item>
              <text:p text:style-name="P15">Transacciones sospechosa</text:p>
            </text:list-item>
            <text:list-item>
              <text:p text:style-name="P14">Detección de anillos de fraude en tiempo real</text:p>
            </text:list-item>
          </text:list>
        </text:list-item>
      </text:list>
      <text:h text:style-name="Heading_20_1" text:outline-level="1">5. Cypher</text:h>
      <text:h text:style-name="P1" text:outline-level="2"><text:span text:style-name="T2">5.1</text:span>. Elementos Básicos del Lenguaje</text:h>
      <text:h text:style-name="P2" text:outline-level="3"><text:span text:style-name="T2">5.1</text:span>.1 Nodos</text:h>
      <text:p text:style-name="Text_20_body">Se representan con paréntesis:</text:p>
      <text:p text:style-name="P6"><text:span text:style-name="Source_20_Text">(n)</text:span></text:p>
      <text:p text:style-name="Text_20_body">Con etiqueta:</text:p>
      <text:p text:style-name="P6"><text:span text:style-name="Source_20_Text">(n:Persona)</text:span></text:p>
      <text:p text:style-name="Text_20_body">Con propiedades:</text:p>
      <text:p text:style-name="P6"><text:span text:style-name="Source_20_Text">(n:Persona {nombre: "Ana", edad: 30})</text:span></text:p>
      <text:p text:style-name="Horizontal_20_Line"/>
      <text:h text:style-name="P2" text:outline-level="3"><text:span text:style-name="T2">5.1</text:span>.2 Relaciones</text:h>
      <text:p text:style-name="Text_20_body">Se representan con corchetes:</text:p>
      <text:p text:style-name="P6"><text:span text:style-name="Source_20_Text">()-[:AMIGO_DE]-&gt;()</text:span></text:p>
      <text:p text:style-name="Text_20_body">Con propiedades:</text:p>
      <text:p text:style-name="P6"><text:soft-page-break/><text:span text:style-name="Source_20_Text">()-[:COMPRA {fecha: "2024-01-01"}]-&gt;()</text:span></text:p>
      <text:p text:style-name="Text_20_body">Relaciones bidireccionales:</text:p>
      <text:p text:style-name="P6"><text:span text:style-name="Source_20_Text">()-[:RELACION]-()</text:span></text:p>
      <text:p text:style-name="Horizontal_20_Line"/>
      <text:h text:style-name="P2" text:outline-level="3"><text:span text:style-name="T2">5.1</text:span>.3 Variables</text:h>
      <text:p text:style-name="Text_20_body">Permiten reutilizar nodos y relaciones:</text:p>
      <text:p text:style-name="P6"><text:span text:style-name="Source_20_Text">(a:Persona)-[r:AMIGO_DE]-&gt;(b:Persona)</text:span></text:p>
      <text:p text:style-name="Horizontal_20_Line"/>
      <text:h text:style-name="P1" text:outline-level="2"><text:span text:style-name="T2">5.2</text:span>. Cláusulas Principales</text:h>
      <text:h text:style-name="P2" text:outline-level="3"><text:span text:style-name="T2">5.2</text:span>.1 MATCH</text:h>
      <text:p text:style-name="Text_20_body">Busca patrones en el grafo.</text:p>
      <text:p text:style-name="Preformatted_20_Text"><text:span text:style-name="Source_20_Text">MATCH (p:Persona)</text:span></text:p>
      <text:p text:style-name="P6"><text:span text:style-name="Source_20_Text">RETURN p;</text:span></text:p>
      <text:p text:style-name="Horizontal_20_Line"/>
      <text:h text:style-name="P2" text:outline-level="3"><text:span text:style-name="T2">5.2</text:span>.2 RETURN</text:h>
      <text:p text:style-name="Text_20_body">Devuelve resultados.</text:p>
      <text:p text:style-name="P6"><text:span text:style-name="Source_20_Text">RETURN p.nombre, p.edad;</text:span></text:p>
      <text:p text:style-name="Text_20_body">Alias:</text:p>
      <text:p text:style-name="P6"><text:span text:style-name="Source_20_Text">RETURN p.nombre AS nombrePersona;</text:span></text:p>
      <text:p text:style-name="Horizontal_20_Line"/>
      <text:h text:style-name="P2" text:outline-level="3"><text:span text:style-name="T2">5.2</text:span>.3 WHERE</text:h>
      <text:p text:style-name="Text_20_body">Filtra resultados.</text:p>
      <text:p text:style-name="P6"><text:span text:style-name="Source_20_Text">WHERE p.edad &gt; 30 AND p.ciudad = "Madrid";</text:span></text:p>
      <text:p text:style-name="Horizontal_20_Line"/>
      <text:h text:style-name="P2" text:outline-level="3"><text:span text:style-name="T2">5.2</text:span>.4 CREATE</text:h>
      <text:p text:style-name="Text_20_body">Crea nodos y relaciones.</text:p>
      <text:p text:style-name="P6"><text:span text:style-name="Source_20_Text">CREATE (p:Persona {nombre: "Luis", edad: 28});</text:span></text:p>
      <text:p text:style-name="Horizontal_20_Line"/>
      <text:h text:style-name="P2" text:outline-level="3"><text:soft-page-break/><text:span text:style-name="T2">5.2</text:span>.5 MERGE</text:h>
      <text:p text:style-name="Text_20_body">Crea o reutiliza nodos/relaciones.</text:p>
      <text:p text:style-name="P6"><text:span text:style-name="Source_20_Text">MERGE (p:Persona {email: "test@mail.com"});</text:span></text:p>
      <text:p text:style-name="Horizontal_20_Line"/>
      <text:h text:style-name="P2" text:outline-level="3"><text:span text:style-name="T2">5.2</text:span>.6 SET</text:h>
      <text:p text:style-name="Text_20_body">Actualiza propiedades.</text:p>
      <text:p text:style-name="Preformatted_20_Text"><text:span text:style-name="Source_20_Text">SET p.edad = 31;</text:span></text:p>
      <text:p text:style-name="P6"><text:span text:style-name="Source_20_Text">SET p += {pais: "España"};</text:span></text:p>
      <text:p text:style-name="Horizontal_20_Line"/>
      <text:h text:style-name="P2" text:outline-level="3"><text:span text:style-name="T2">5.2</text:span>.7 DELETE / DETACH DELETE</text:h>
      <text:p text:style-name="Text_20_body">Elimina elementos.</text:p>
      <text:p text:style-name="Preformatted_20_Text"><text:span text:style-name="Source_20_Text">DELETE r;</text:span></text:p>
      <text:p text:style-name="P6"><text:span text:style-name="Source_20_Text">DETACH DELETE p;</text:span></text:p>
      <text:p text:style-name="Horizontal_20_Line"/>
      <text:h text:style-name="P1" text:outline-level="2"><text:span text:style-name="T2">5.3</text:span>. Operaciones CRUD Completas</text:h>
      <text:h text:style-name="Heading_20_3" text:outline-level="3">Crear</text:h>
      <text:p text:style-name="P6"><text:span text:style-name="Source_20_Text">CREATE (:Producto {id: 1, nombre: "Laptop"});</text:span></text:p>
      <text:h text:style-name="Heading_20_3" text:outline-level="3">Leer</text:h>
      <text:p text:style-name="Preformatted_20_Text"><text:span text:style-name="Source_20_Text">MATCH (p:Producto)</text:span></text:p>
      <text:p text:style-name="P6"><text:span text:style-name="Source_20_Text">RETURN p;</text:span></text:p>
      <text:h text:style-name="Heading_20_3" text:outline-level="3">Actualizar</text:h>
      <text:p text:style-name="Preformatted_20_Text"><text:span text:style-name="Source_20_Text">MATCH (p:Producto {id: 1})</text:span></text:p>
      <text:p text:style-name="P6"><text:span text:style-name="Source_20_Text">SET p.precio = 1200;</text:span></text:p>
      <text:h text:style-name="Heading_20_3" text:outline-level="3">Eliminar</text:h>
      <text:p text:style-name="Preformatted_20_Text"><text:span text:style-name="Source_20_Text">MATCH (p:Producto {id: 1})</text:span></text:p>
      <text:p text:style-name="P6"><text:span text:style-name="Source_20_Text">DETACH DELETE p;</text:span></text:p>
      <text:p text:style-name="Horizontal_20_Line"/>
      <text:h text:style-name="P1" text:outline-level="2"><text:span text:style-name="T2">5.4</text:span>. Patrones y Traversals</text:h>
      <text:h text:style-name="P2" text:outline-level="3"><text:span text:style-name="T2">5.4</text:span>.1 Longitud Variable</text:h>
      <text:p text:style-name="Preformatted_20_Text"><text:span text:style-name="Source_20_Text">MATCH (a)-[:AMIGO_DE*1..3]-&gt;(b)</text:span></text:p>
      <text:p text:style-name="P6"><text:soft-page-break/><text:span text:style-name="Source_20_Text">RETURN b;</text:span></text:p>
      <text:p text:style-name="Horizontal_20_Line"/>
      <text:h text:style-name="P2" text:outline-level="3"><text:span text:style-name="T2">5.4</text:span>.2 shortestPath</text:h>
      <text:p text:style-name="Preformatted_20_Text"><text:span text:style-name="Source_20_Text">MATCH p = shortestPath((a)-[*]-(b))</text:span></text:p>
      <text:p text:style-name="P6"><text:span text:style-name="Source_20_Text">RETURN p;</text:span></text:p>
      <text:p text:style-name="Horizontal_20_Line"/>
      <text:h text:style-name="P1" text:outline-level="2"><text:span text:style-name="T2">5.5</text:span>. Funciones y Agregaciones</text:h>
      <text:h text:style-name="P2" text:outline-level="3"><text:span text:style-name="T2">5.5</text:span>.1 Agregaciones</text:h>
      <text:p text:style-name="P6"><text:span text:style-name="Source_20_Text">RETURN count(p), avg(p.edad), max(p.edad);</text:span></text:p>
      <text:p text:style-name="Horizontal_20_Line"/>
      <text:h text:style-name="P2" text:outline-level="3"><text:span text:style-name="T2">5.5</text:span>.2 Funciones Comunes</text:h>
      <text:list text:style-name="L8">
        <text:list-item>
          <text:p text:style-name="P17"><text:span text:style-name="Source_20_Text">size()</text:span></text:p>
        </text:list-item>
        <text:list-item>
          <text:p text:style-name="P17"><text:span text:style-name="Source_20_Text">length()</text:span></text:p>
        </text:list-item>
        <text:list-item>
          <text:p text:style-name="P17"><text:span text:style-name="Source_20_Text">coalesce()</text:span></text:p>
        </text:list-item>
        <text:list-item>
          <text:p text:style-name="P17"><text:span text:style-name="Source_20_Text">toLower()</text:span></text:p>
        </text:list-item>
        <text:list-item>
          <text:p text:style-name="P17"><text:span text:style-name="Source_20_Text">date()</text:span></text:p>
        </text:list-item>
      </text:list>
      <text:p text:style-name="Text_20_body">Ejemplo:</text:p>
      <text:p text:style-name="P6"><text:span text:style-name="Source_20_Text">RETURN toUpper(p.nombre);</text:span></text:p>
      <text:p text:style-name="Horizontal_20_Line"/>
      <text:h text:style-name="P1" text:outline-level="2"><text:span text:style-name="T2">5.6</text:span>. Ordenamiento y Paginación</text:h>
      <text:p text:style-name="Preformatted_20_Text"><text:span text:style-name="Source_20_Text">ORDER BY p.edad DESC</text:span></text:p>
      <text:p text:style-name="Preformatted_20_Text"><text:span text:style-name="Source_20_Text">SKIP 10</text:span></text:p>
      <text:p text:style-name="P6"><text:span text:style-name="Source_20_Text">LIMIT 5;</text:span></text:p>
      <text:h text:style-name="Heading_20_2" text:outline-level="2"><text:span text:style-name="T2">5.7</text:span>. Optimización de Consultas</text:h>
      <text:h text:style-name="Heading_20_3" text:outline-level="3">PROFILE y EXPLAIN</text:h>
      <text:p text:style-name="P6"><text:span text:style-name="Source_20_Text">PROFILE MATCH (p:Persona) RETURN p;</text:span></text:p>
      <text:p text:style-name="P8"><text:span text:style-name="Source_20_Text">services:</text:span></text:p>
      <text:p text:style-name="P6"><text:span text:style-name="Source_20_Text"><text:s text:c="2"/>node-red-neo:</text:span></text:p>
      <text:p text:style-name="P6"><text:span text:style-name="Source_20_Text"><text:s text:c="4"/>image: nodered/node-red:latest</text:span></text:p>
      <text:p text:style-name="P6"><text:span text:style-name="Source_20_Text"><text:s text:c="4"/>ports:</text:span></text:p>
      <text:p text:style-name="P6"><text:span text:style-name="Source_20_Text"><text:s text:c="6"/>- "1880:1880"</text:span></text:p>
      <text:p text:style-name="P6"><text:span text:style-name="Source_20_Text"><text:s text:c="4"/>networks:</text:span></text:p>
      <text:p text:style-name="P6"><text:span text:style-name="Source_20_Text"><text:s text:c="6"/>- node-red-neo</text:span></text:p>
      <text:p text:style-name="P6"><text:span text:style-name="Source_20_Text"><text:s text:c="4"/>volumes:</text:span></text:p>
      <text:p text:style-name="P6"><text:span text:style-name="Source_20_Text"><text:s text:c="6"/>- node-red-neo-data:/data</text:span></text:p>
      <text:p text:style-name="P6"><text:span text:style-name="Source_20_Text"><text:s text:c="2"/>neo4j:</text:span></text:p>
      <text:p text:style-name="P6"><text:span text:style-name="Source_20_Text"><text:s text:c="4"/>image: neo4j:latest</text:span></text:p>
      <text:p text:style-name="P6"><text:span text:style-name="Source_20_Text"><text:s text:c="4"/>ports:</text:span></text:p>
      <text:p text:style-name="P6"><text:span text:style-name="Source_20_Text"><text:s text:c="6"/>- "7474:7474"</text:span></text:p>
      <text:p text:style-name="P6"><text:span text:style-name="Source_20_Text"><text:s text:c="6"/>- "7687:7687"</text:span></text:p>
      <text:p text:style-name="P6"><text:span text:style-name="Source_20_Text"><text:s text:c="4"/>environment:</text:span></text:p>
      <text:p text:style-name="P6"><text:span text:style-name="Source_20_Text"><text:s text:c="6"/>- NEO4J_AUTH=neo4j/password</text:span></text:p>
      <text:p text:style-name="P6"><text:span text:style-name="Source_20_Text"><text:s text:c="6"/>- NEO4J_dbms_security_procedures_unrestricted=apoc.*</text:span></text:p>
      <text:p text:style-name="P6"><text:span text:style-name="Source_20_Text"><text:s text:c="6"/>- NEO4J_dbms_security_procedures_allowlist=apoc.*</text:span></text:p>
      <text:p text:style-name="P6"><text:span text:style-name="Source_20_Text"><text:s text:c="4"/>volumes:</text:span></text:p>
      <text:p text:style-name="P6"><text:span text:style-name="Source_20_Text"><text:s text:c="6"/>- neo4j-data:/data</text:span></text:p>
      <text:p text:style-name="P6"><text:span text:style-name="Source_20_Text"/></text:p>
      <text:p text:style-name="P6"><text:span text:style-name="Source_20_Text">networks:</text:span></text:p>
      <text:p text:style-name="P6"><text:span text:style-name="Source_20_Text"><text:s text:c="2"/>node-red-neo:</text:span></text:p>
      <text:p text:style-name="P6"><text:span text:style-name="Source_20_Text"/></text:p>
      <text:p text:style-name="P6"><text:span text:style-name="Source_20_Text">volumes:</text:span></text:p>
      <text:p text:style-name="P6"><text:span text:style-name="Source_20_Text"><text:s text:c="2"/>node-red-neo-data:</text:span></text:p>
      <text:p text:style-name="P6"><text:span text:style-name="Source_20_Text"><text:s text:c="2"/>neo4j-data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1-07T13:48:12.942000000</dc:date>
    <meta:editing-duration>PT19H29M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7" meta:paragraph-count="158" meta:word-count="604" meta:character-count="4401" meta:non-whitespace-character-count="3891"/>
  </office:meta>
</office:document-meta>
</file>